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0dc8" officeooo:paragraph-rsid="000f0dc8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f0dc8" officeooo:paragraph-rsid="000f0dc8" style:font-size-asian="22pt" style:font-weight-asian="bold" style:font-size-complex="22pt" style:font-weight-complex="bold"/>
    </style:style>
    <style:style style:name="P3" style:family="paragraph" style:parent-style-name="Standard">
      <style:text-properties officeooo:rsid="000fe051" officeooo:paragraph-rsid="000fe0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ez-moi</text:p>
      <text:p text:style-name="P1"/>
      <text:p text:style-name="P1"/>
      <text:p text:style-name="P1">Ce document a pour objectif, de présenter l’installation et le fonctionnement de l’application.</text:p>
      <text:p text:style-name="P1"/>
      <text:p text:style-name="P3">1) Installation</text:p>
      <text:p text:style-name="P3">a)Télécharger l’application de githu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4T03:32:21.680000000</meta:creation-date>
    <meta:generator>LibreOffice/24.2.5.2$Windows_X86_64 LibreOffice_project/bffef4ea93e59bebbeaf7f431bb02b1a39ee8a59</meta:generator>
    <dc:date>2024-07-14T03:38:10.090000000</dc:date>
    <meta:editing-duration>PT5M49S</meta:editing-duration>
    <meta:editing-cycles>2</meta:editing-cycles>
    <meta:document-statistic meta:table-count="0" meta:image-count="0" meta:object-count="0" meta:page-count="1" meta:paragraph-count="4" meta:word-count="20" meta:character-count="156" meta:non-whitespace-character-count="140"/>
  </office:meta>
</office:document-meta>
</file>